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1.1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PU (Manifold)</text:p>
          </table:table-cell>
          <table:table-cell office:value-type="string" calcext:value-type="string">
            <text:p>Obj (Manifold)</text:p>
          </table:table-cell>
          <table:table-cell office:value-type="string" calcext:value-type="string">
            <text:p>CPU (Buneman)</text:p>
          </table:table-cell>
          <table:table-cell office:value-type="string" calcext:value-type="string">
            <text:p><text:span text:style-name="T1">Obj (Buneman</text:span>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heck obj</text:p>
          </table:table-cell>
        </table:table-row>
        <table:table-row table:style-name="ro2">
          <table:table-cell office:value-type="string" calcext:value-type="string">
            <text:p>01-A-test_n4</text:p>
          </table:table-cell>
          <table:table-cell office:value-type="float" office:value="0.0144681930541992" calcext:value-type="float">
            <text:p>0.0144681930541992</text:p>
          </table:table-cell>
          <table:table-cell office:value-type="float" office:value="1500" calcext:value-type="float">
            <text:p>1500</text:p>
          </table:table-cell>
          <table:table-cell office:value-type="float" office:value="0.0215704441070557" calcext:value-type="float">
            <text:p>0.0215704441070557</text:p>
          </table:table-cell>
          <table:table-cell office:value-type="float" office:value="1500" calcext:value-type="float">
            <text:p>1500</text:p>
          </table:table-cell>
          <table:table-cell table:formula="of:=1-[.B2]/[.D2]" office:value-type="float" office:value="0.329258452798074" calcext:value-type="float">
            <text:p>0.329258452798074</text:p>
          </table:table-cell>
          <table:table-cell table:formula="of:=IF([.E2]=[.E2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A-test_n5</text:p>
          </table:table-cell>
          <table:table-cell office:value-type="float" office:value="0.0119218826293945" calcext:value-type="float">
            <text:p>0.0119218826293945</text:p>
          </table:table-cell>
          <table:table-cell office:value-type="float" office:value="7" calcext:value-type="float">
            <text:p>7</text:p>
          </table:table-cell>
          <table:table-cell office:value-type="float" office:value="0.0310294628143311" calcext:value-type="float">
            <text:p>0.0310294628143311</text:p>
          </table:table-cell>
          <table:table-cell office:value-type="float" office:value="7" calcext:value-type="float">
            <text:p>7</text:p>
          </table:table-cell>
          <table:table-cell table:formula="of:=1-[.B3]/[.D3]" office:value-type="float" office:value="0.615788300921268" calcext:value-type="float">
            <text:p>0.615788300921268</text:p>
          </table:table-cell>
          <table:table-cell table:formula="of:=IF([.E3]=[.E3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A-test_n6</text:p>
          </table:table-cell>
          <table:table-cell office:value-type="float" office:value="0.0164010524749756" calcext:value-type="float">
            <text:p>0.0164010524749756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532999038696289" calcext:value-type="float">
            <text:p>0.0532999038696289</text:p>
          </table:table-cell>
          <table:table-cell office:value-type="float" office:value="1812.5" calcext:value-type="float">
            <text:p>1812.5</text:p>
          </table:table-cell>
          <table:table-cell table:formula="of:=1-[.B4]/[.D4]" office:value-type="float" office:value="0.692287391078745" calcext:value-type="float">
            <text:p>0.692287391078745</text:p>
          </table:table-cell>
          <table:table-cell table:formula="of:=IF([.E4]=[.E4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A-test_n7</text:p>
          </table:table-cell>
          <table:table-cell office:value-type="float" office:value="0.0667285919189453" calcext:value-type="float">
            <text:p>0.0667285919189453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177757740020752" calcext:value-type="float">
            <text:p>0.177757740020752</text:p>
          </table:table-cell>
          <table:table-cell office:value-type="float" office:value="1937.5" calcext:value-type="float">
            <text:p>1937.5</text:p>
          </table:table-cell>
          <table:table-cell table:formula="of:=1-[.B5]/[.D5]" office:value-type="float" office:value="0.62460935928216" calcext:value-type="float">
            <text:p>0.62460935928216</text:p>
          </table:table-cell>
          <table:table-cell table:formula="of:=IF([.E5]=[.E5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A-test_n8</text:p>
          </table:table-cell>
          <table:table-cell office:value-type="float" office:value="0.104084014892578" calcext:value-type="float">
            <text:p>0.104084014892578</text:p>
          </table:table-cell>
          <table:table-cell office:value-type="float" office:value="2125" calcext:value-type="float">
            <text:p>2125</text:p>
          </table:table-cell>
          <table:table-cell office:value-type="float" office:value="0.434846639633179" calcext:value-type="float">
            <text:p>0.434846639633179</text:p>
          </table:table-cell>
          <table:table-cell office:value-type="float" office:value="2125" calcext:value-type="float">
            <text:p>2125</text:p>
          </table:table-cell>
          <table:table-cell table:formula="of:=1-[.B6]/[.D6]" office:value-type="float" office:value="0.760642016274106" calcext:value-type="float">
            <text:p>0.760642016274106</text:p>
          </table:table-cell>
          <table:table-cell table:formula="of:=IF([.E6]=[.E6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A-test_n9</text:p>
          </table:table-cell>
          <table:table-cell office:value-type="float" office:value="0.206335544586182" calcext:value-type="float">
            <text:p>0.206335544586182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1.27328824996948" calcext:value-type="float">
            <text:p>1.27328824996948</text:p>
          </table:table-cell>
          <table:table-cell office:value-type="float" office:value="2328.125" calcext:value-type="float">
            <text:p>2328.125</text:p>
          </table:table-cell>
          <table:table-cell table:formula="of:=1-[.B7]/[.D7]" office:value-type="float" office:value="0.837950641112782" calcext:value-type="float">
            <text:p>0.837950641112782</text:p>
          </table:table-cell>
          <table:table-cell table:formula="of:=IF([.E7]=[.E7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Primates12_n10</text:p>
          </table:table-cell>
          <table:table-cell office:value-type="float" office:value="0.170426845550537" calcext:value-type="float">
            <text:p>0.170426845550537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1.96050143241882" calcext:value-type="float">
            <text:p>1.96050143241882</text:p>
          </table:table-cell>
          <table:table-cell office:value-type="float" office:value="0.122039276562505" calcext:value-type="float">
            <text:p>0.122039276562505</text:p>
          </table:table-cell>
          <table:table-cell table:formula="of:=1-[.B8]/[.D8]" office:value-type="float" office:value="0.913069767390954" calcext:value-type="float">
            <text:p>0.913069767390954</text:p>
          </table:table-cell>
          <table:table-cell table:formula="of:=IF([.E8]=[.E8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1-Primates12_n11</text:p>
          </table:table-cell>
          <table:table-cell office:value-type="float" office:value="0.453586339950562" calcext:value-type="float">
            <text:p>0.453586339950562</text:p>
          </table:table-cell>
          <table:table-cell office:value-type="float" office:value="0.1625166890625" calcext:value-type="float">
            <text:p>0.1625166890625</text:p>
          </table:table-cell>
          <table:table-cell office:value-type="float" office:value="4.15832996368408" calcext:value-type="float">
            <text:p>4.15832996368408</text:p>
          </table:table-cell>
          <table:table-cell office:value-type="float" office:value="0.1625166890625" calcext:value-type="float">
            <text:p>0.1625166890625</text:p>
          </table:table-cell>
          <table:table-cell table:formula="of:=1-[.B9]/[.D9]" office:value-type="float" office:value="0.890921032262503" calcext:value-type="float">
            <text:p>0.890921032262503</text:p>
          </table:table-cell>
          <table:table-cell table:formula="of:=IF([.E9]=[.E9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2-M17_n10</text:p>
          </table:table-cell>
          <table:table-cell office:value-type="float" office:value="0.164463996887207" calcext:value-type="float">
            <text:p>0.164463996887207</text:p>
          </table:table-cell>
          <table:table-cell office:value-type="float" office:value="0.10266960375" calcext:value-type="float">
            <text:p>0.10266960375</text:p>
          </table:table-cell>
          <table:table-cell office:value-type="float" office:value="2.30704188346863" calcext:value-type="float">
            <text:p>2.30704188346863</text:p>
          </table:table-cell>
          <table:table-cell office:value-type="float" office:value="0.10266960375" calcext:value-type="float">
            <text:p>0.10266960375</text:p>
          </table:table-cell>
          <table:table-cell table:formula="of:=1-[.B10]/[.D10]" office:value-type="float" office:value="0.928712175506785" calcext:value-type="float">
            <text:p>0.928712175506785</text:p>
          </table:table-cell>
          <table:table-cell table:formula="of:=IF([.E10]=[.E10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2-M17_n11</text:p>
          </table:table-cell>
          <table:table-cell office:value-type="float" office:value="0.322201013565064" calcext:value-type="float">
            <text:p>0.322201013565064</text:p>
          </table:table-cell>
          <table:table-cell office:value-type="float" office:value="0.127555206875" calcext:value-type="float">
            <text:p>0.127555206875</text:p>
          </table:table-cell>
          <table:table-cell office:value-type="float" office:value="10.1905725002289" calcext:value-type="float">
            <text:p>10.1905725002289</text:p>
          </table:table-cell>
          <table:table-cell office:value-type="float" office:value="0.127555206875" calcext:value-type="float">
            <text:p>0.127555206875</text:p>
          </table:table-cell>
          <table:table-cell table:formula="of:=1-[.B11]/[.D11]" office:value-type="float" office:value="0.968382442344841" calcext:value-type="float">
            <text:p>0.968382442344841</text:p>
          </table:table-cell>
          <table:table-cell table:formula="of:=IF([.E11]=[.E11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3-M18_n10</text:p>
          </table:table-cell>
          <table:table-cell office:value-type="float" office:value="0.125221490859985" calcext:value-type="float">
            <text:p>0.125221490859985</text:p>
          </table:table-cell>
          <table:table-cell office:value-type="float" office:value="0.185870190625" calcext:value-type="float">
            <text:p>0.185870190625</text:p>
          </table:table-cell>
          <table:table-cell office:value-type="float" office:value="1.59016847610474" calcext:value-type="float">
            <text:p>1.59016847610474</text:p>
          </table:table-cell>
          <table:table-cell office:value-type="float" office:value="0.185870190625" calcext:value-type="float">
            <text:p>0.185870190625</text:p>
          </table:table-cell>
          <table:table-cell table:formula="of:=1-[.B12]/[.D12]" office:value-type="float" office:value="0.921252689421484" calcext:value-type="float">
            <text:p>0.921252689421484</text:p>
          </table:table-cell>
          <table:table-cell table:formula="of:=IF([.E12]=[.E12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3-M18_n11</text:p>
          </table:table-cell>
          <table:table-cell office:value-type="float" office:value="0.232640027999878" calcext:value-type="float">
            <text:p>0.232640027999878</text:p>
          </table:table-cell>
          <table:table-cell office:value-type="float" office:value="0.1938194203125" calcext:value-type="float">
            <text:p>0.1938194203125</text:p>
          </table:table-cell>
          <table:table-cell office:value-type="float" office:value="6.11507296562195" calcext:value-type="float">
            <text:p>6.11507296562195</text:p>
          </table:table-cell>
          <table:table-cell office:value-type="float" office:value="0.1938194203125" calcext:value-type="float">
            <text:p>0.1938194203125</text:p>
          </table:table-cell>
          <table:table-cell table:formula="of:=1-[.B13]/[.D13]" office:value-type="float" office:value="0.961956295647207" calcext:value-type="float">
            <text:p>0.961956295647207</text:p>
          </table:table-cell>
          <table:table-cell table:formula="of:=IF([.E13]=[.E13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4-SeedPlant500_n10</text:p>
          </table:table-cell>
          <table:table-cell office:value-type="float" office:value="0.123930215835571" calcext:value-type="float">
            <text:p>0.123930215835571</text:p>
          </table:table-cell>
          <table:table-cell office:value-type="float" office:value="0.08931403296875" calcext:value-type="float">
            <text:p>0.08931403296875</text:p>
          </table:table-cell>
          <table:table-cell office:value-type="float" office:value="2.02346158027649" calcext:value-type="float">
            <text:p>2.02346158027649</text:p>
          </table:table-cell>
          <table:table-cell office:value-type="float" office:value="0.0893140329687501" calcext:value-type="float">
            <text:p>0.0893140329687501</text:p>
          </table:table-cell>
          <table:table-cell table:formula="of:=1-[.B14]/[.D14]" office:value-type="float" office:value="0.938753363521418" calcext:value-type="float">
            <text:p>0.938753363521418</text:p>
          </table:table-cell>
          <table:table-cell table:formula="of:=IF([.E14]=[.E14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4-SeedPlant500_n11</text:p>
          </table:table-cell>
          <table:table-cell office:value-type="float" office:value="0.18360161781311" calcext:value-type="float">
            <text:p>0.18360161781311</text:p>
          </table:table-cell>
          <table:table-cell office:value-type="float" office:value="0.10070804234375" calcext:value-type="float">
            <text:p>0.10070804234375</text:p>
          </table:table-cell>
          <table:table-cell office:value-type="float" office:value="8.25966644287109" calcext:value-type="float">
            <text:p>8.25966644287109</text:p>
          </table:table-cell>
          <table:table-cell office:value-type="float" office:value="0.10070804234375" calcext:value-type="float">
            <text:p>0.10070804234375</text:p>
          </table:table-cell>
          <table:table-cell table:formula="of:=1-[.B15]/[.D15]" office:value-type="float" office:value="0.977771303589193" calcext:value-type="float">
            <text:p>0.977771303589193</text:p>
          </table:table-cell>
          <table:table-cell table:formula="of:=IF([.E15]=[.E15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5-M43_n10</text:p>
          </table:table-cell>
          <table:table-cell office:value-type="float" office:value="0.137453317642212" calcext:value-type="float">
            <text:p>0.137453317642212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3.10743522644043" calcext:value-type="float">
            <text:p>3.10743522644043</text:p>
          </table:table-cell>
          <table:table-cell office:value-type="float" office:value="0.102558558125" calcext:value-type="float">
            <text:p>0.102558558125</text:p>
          </table:table-cell>
          <table:table-cell table:formula="of:=1-[.B16]/[.D16]" office:value-type="float" office:value="0.955766312850979" calcext:value-type="float">
            <text:p>0.955766312850979</text:p>
          </table:table-cell>
          <table:table-cell table:formula="of:=IF([.E16]=[.E16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5-M43_n11</text:p>
          </table:table-cell>
          <table:table-cell office:value-type="float" office:value="0.34585165977478" calcext:value-type="float">
            <text:p>0.34585165977478</text:p>
          </table:table-cell>
          <table:table-cell office:value-type="float" office:value="0.102188571125" calcext:value-type="float">
            <text:p>0.102188571125</text:p>
          </table:table-cell>
          <table:table-cell office:value-type="float" office:value="5.26739311218262" calcext:value-type="float">
            <text:p>5.26739311218262</text:p>
          </table:table-cell>
          <table:table-cell office:value-type="float" office:value="0.102188571125" calcext:value-type="float">
            <text:p>0.102188571125</text:p>
          </table:table-cell>
          <table:table-cell table:formula="of:=1-[.B17]/[.D17]" office:value-type="float" office:value="0.934341019853847" calcext:value-type="float">
            <text:p>0.934341019853847</text:p>
          </table:table-cell>
          <table:table-cell table:formula="of:=IF([.E17]=[.E17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6-M62_n10</text:p>
          </table:table-cell>
          <table:table-cell office:value-type="float" office:value="0.136237382888794" calcext:value-type="float">
            <text:p>0.136237382888794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1.43173789978027" calcext:value-type="float">
            <text:p>1.43173789978027</text:p>
          </table:table-cell>
          <table:table-cell office:value-type="float" office:value="0.160035371875" calcext:value-type="float">
            <text:p>0.160035371875</text:p>
          </table:table-cell>
          <table:table-cell table:formula="of:=1-[.B18]/[.D18]" office:value-type="float" office:value="0.904844746437387" calcext:value-type="float">
            <text:p>0.904844746437387</text:p>
          </table:table-cell>
          <table:table-cell table:formula="of:=IF([.E18]=[.E18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6-M62_n11</text:p>
          </table:table-cell>
          <table:table-cell office:value-type="float" office:value="0.190413236618042" calcext:value-type="float">
            <text:p>0.190413236618042</text:p>
          </table:table-cell>
          <table:table-cell office:value-type="float" office:value="0.1711058625" calcext:value-type="float">
            <text:p>0.1711058625</text:p>
          </table:table-cell>
          <table:table-cell office:value-type="float" office:value="5.12851214408875" calcext:value-type="float">
            <text:p>5.12851214408875</text:p>
          </table:table-cell>
          <table:table-cell office:value-type="float" office:value="0.1711058625" calcext:value-type="float">
            <text:p>0.1711058625</text:p>
          </table:table-cell>
          <table:table-cell table:formula="of:=1-[.B19]/[.D19]" office:value-type="float" office:value="0.962871641663652" calcext:value-type="float">
            <text:p>0.962871641663652</text:p>
          </table:table-cell>
          <table:table-cell table:formula="of:=IF([.E19]=[.E19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7-RbcL55_n10</text:p>
          </table:table-cell>
          <table:table-cell office:value-type="float" office:value="0.147047758102417" calcext:value-type="float">
            <text:p>0.147047758102417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3.38816595077515" calcext:value-type="float">
            <text:p>3.38816595077515</text:p>
          </table:table-cell>
          <table:table-cell office:value-type="float" office:value="0.148908737187502" calcext:value-type="float">
            <text:p>0.148908737187502</text:p>
          </table:table-cell>
          <table:table-cell table:formula="of:=1-[.B20]/[.D20]" office:value-type="float" office:value="0.956599599831061" calcext:value-type="float">
            <text:p>0.956599599831061</text:p>
          </table:table-cell>
          <table:table-cell table:formula="of:=IF([.E20]=[.E20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7-RbcL55_n11</text:p>
          </table:table-cell>
          <table:table-cell office:value-type="float" office:value="0.212334156036377" calcext:value-type="float">
            <text:p>0.212334156036377</text:p>
          </table:table-cell>
          <table:table-cell office:value-type="float" office:value="0.160471043984375" calcext:value-type="float">
            <text:p>0.160471043984375</text:p>
          </table:table-cell>
          <table:table-cell office:value-type="float" office:value="6.61679625511169" calcext:value-type="float">
            <text:p>6.61679625511169</text:p>
          </table:table-cell>
          <table:table-cell office:value-type="float" office:value="0.160471043984375" calcext:value-type="float">
            <text:p>0.160471043984375</text:p>
          </table:table-cell>
          <table:table-cell table:formula="of:=1-[.B21]/[.D21]" office:value-type="float" office:value="0.967909824052336" calcext:value-type="float">
            <text:p>0.967909824052336</text:p>
          </table:table-cell>
          <table:table-cell table:formula="of:=IF([.E21]=[.E21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8-Rana64_n10</text:p>
          </table:table-cell>
          <table:table-cell office:value-type="float" office:value="0.180887699127197" calcext:value-type="float">
            <text:p>0.180887699127197</text:p>
          </table:table-cell>
          <table:table-cell office:value-type="float" office:value="0.04025720484375" calcext:value-type="float">
            <text:p>0.04025720484375</text:p>
          </table:table-cell>
          <table:table-cell office:value-type="float" office:value="2.45716381072998" calcext:value-type="float">
            <text:p>2.45716381072998</text:p>
          </table:table-cell>
          <table:table-cell office:value-type="float" office:value="0.04025720484375" calcext:value-type="float">
            <text:p>0.04025720484375</text:p>
          </table:table-cell>
          <table:table-cell table:formula="of:=1-[.B22]/[.D22]" office:value-type="float" office:value="0.926383540919293" calcext:value-type="float">
            <text:p>0.926383540919293</text:p>
          </table:table-cell>
          <table:table-cell table:formula="of:=IF([.E22]=[.E22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8-Rana64_n11</text:p>
          </table:table-cell>
          <table:table-cell office:value-type="float" office:value="0.331634044647217" calcext:value-type="float">
            <text:p>0.331634044647217</text:p>
          </table:table-cell>
          <table:table-cell office:value-type="float" office:value="0.0425595834375" calcext:value-type="float">
            <text:p>0.0425595834375</text:p>
          </table:table-cell>
          <table:table-cell office:value-type="float" office:value="4.97019219398499" calcext:value-type="float">
            <text:p>4.97019219398499</text:p>
          </table:table-cell>
          <table:table-cell office:value-type="float" office:value="0.0425595834375" calcext:value-type="float">
            <text:p>0.0425595834375</text:p>
          </table:table-cell>
          <table:table-cell table:formula="of:=1-[.B23]/[.D23]" office:value-type="float" office:value="0.933275408333592" calcext:value-type="float">
            <text:p>0.933275408333592</text:p>
          </table:table-cell>
          <table:table-cell table:formula="of:=IF([.E23]=[.E23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9-M82_n10</text:p>
          </table:table-cell>
          <table:table-cell office:value-type="float" office:value="0.201233625411987" calcext:value-type="float">
            <text:p>0.201233625411987</text:p>
          </table:table-cell>
          <table:table-cell office:value-type="float" office:value="0.0519241068750001" calcext:value-type="float">
            <text:p>0.0519241068750001</text:p>
          </table:table-cell>
          <table:table-cell office:value-type="float" office:value="2.66913175582886" calcext:value-type="float">
            <text:p>2.66913175582886</text:p>
          </table:table-cell>
          <table:table-cell office:value-type="float" office:value="0.051924106875" calcext:value-type="float">
            <text:p>0.051924106875</text:p>
          </table:table-cell>
          <table:table-cell table:formula="of:=1-[.B24]/[.D24]" office:value-type="float" office:value="0.924607084317763" calcext:value-type="float">
            <text:p>0.924607084317763</text:p>
          </table:table-cell>
          <table:table-cell table:formula="of:=IF([.E24]=[.E24];&quot;OK&quot;;&quot;NO&quot;)" office:value-type="string" office:string-value="OK" calcext:value-type="string">
            <text:p>OK</text:p>
          </table:table-cell>
        </table:table-row>
        <table:table-row table:style-name="ro2">
          <table:table-cell office:value-type="string" calcext:value-type="string">
            <text:p>09-M82_n11</text:p>
          </table:table-cell>
          <table:table-cell office:value-type="float" office:value="0.894466161727905" calcext:value-type="float">
            <text:p>0.894466161727905</text:p>
          </table:table-cell>
          <table:table-cell office:value-type="float" office:value="0.0519743425" calcext:value-type="float">
            <text:p>0.0519743425</text:p>
          </table:table-cell>
          <table:table-cell office:value-type="float" office:value="25.2756056785584" calcext:value-type="float">
            <text:p>25.2756056785584</text:p>
          </table:table-cell>
          <table:table-cell office:value-type="float" office:value="0.0519743425000002" calcext:value-type="float">
            <text:p>0.0519743425000002</text:p>
          </table:table-cell>
          <table:table-cell table:formula="of:=1-[.B25]/[.D25]" office:value-type="float" office:value="0.964611484563288" calcext:value-type="float">
            <text:p>0.964611484563288</text:p>
          </table:table-cell>
          <table:table-cell table:formula="of:=IF([.E25]=[.E25];&quot;OK&quot;;&quot;NO&quot;)" office:value-type="string" office:string-value="OK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2:05:21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1:57:11.034000000</meta:creation-date>
    <dc:date>2025-01-23T12:04:19.398000000</dc:date>
    <meta:editing-duration>PT7M8S</meta:editing-duration>
    <meta:editing-cycles>1</meta:editing-cycles>
    <meta:generator>LibreOffice/7.6.4.1$Windows_X86_64 LibreOffice_project/e19e193f88cd6c0525a17fb7a176ed8e6a3e2aa1</meta:generator>
    <meta:document-statistic meta:table-count="1" meta:cell-count="174" meta:object-count="0"/>
  </office:meta>
</office:document-meta>
</file>